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9a8cf"/>
    </style:style>
    <style:style style:name="P3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officeooo:paragraph-rsid="001816a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2pt" officeooo:rsid="0055af18" officeooo:paragraph-rsid="001816a6" style:font-size-asian="12pt" style:font-size-complex="12pt"/>
    </style:style>
    <style:style style:name="P5" style:family="paragraph" style:parent-style-name="Text_20_body">
      <style:text-properties style:font-name="Calibri" fo:font-size="12pt" officeooo:paragraph-rsid="001685d5" style:font-size-asian="12pt" style:font-size-complex="12pt"/>
    </style:style>
    <style:style style:name="P6" style:family="paragraph" style:parent-style-name="Text_20_body">
      <style:text-properties style:font-name="Calibri" fo:font-size="12pt" officeooo:rsid="001816a6" officeooo:paragraph-rsid="001816a6" style:font-size-asian="12pt" style:font-size-complex="12pt"/>
    </style:style>
    <style:style style:name="P7" style:family="paragraph" style:parent-style-name="Standard">
      <style:paragraph-properties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officeooo:rsid="001816a6" officeooo:paragraph-rsid="001816a6" style:font-size-asian="12pt" style:font-size-complex="12pt"/>
    </style:style>
    <style:style style:name="P8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officeooo:rsid="001816a6" officeooo:paragraph-rsid="001816a6" style:font-size-asian="12pt" style:font-size-complex="12pt"/>
    </style:style>
    <style:style style:name="P9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officeooo:rsid="001816a6" officeooo:paragraph-rsid="001c117b" style:font-size-asian="12pt" style:font-size-complex="12pt"/>
    </style:style>
    <style:style style:name="P10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1" style:family="paragraph" style:parent-style-name="Standard">
      <style:text-properties style:font-name="Calibri" fo:font-size="12pt" style:font-size-asian="12pt" style:font-size-complex="12pt"/>
    </style:style>
    <style:style style:name="P12" style:family="paragraph" style:parent-style-name="Text_20_body">
      <style:paragraph-properties fo:margin-left="0cm" fo:margin-right="0cm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fo:font-weight="bold" officeooo:rsid="0055af18" officeooo:paragraph-rsid="001e62e2" style:font-size-asian="12pt" style:font-size-complex="12pt"/>
    </style:style>
    <style:style style:name="P13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style:text-underline-style="solid" style:text-underline-width="auto" style:text-underline-color="font-color" fo:font-weight="bold" officeooo:rsid="001d4d2d" officeooo:paragraph-rsid="001d4d2d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3.926cm"/>
          <style:tab-stop style:position="7.938cm"/>
        </style:tab-stops>
      </style:paragraph-properties>
      <style:text-properties fo:color="#000000" loext:opacity="100%" style:text-position="0% 100%" style:font-name="Calibri" fo:font-size="12pt" style:text-underline-style="solid" style:text-underline-width="auto" style:text-underline-color="font-color" fo:font-weight="bold" officeooo:rsid="0055af18" officeooo:paragraph-rsid="001816a6" style:font-name-asian="Times-Roman" style:font-size-asian="12pt" style:font-weight-asian="bold" style:font-name-complex="Times-Roman" style:font-size-complex="12pt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position="sub 58%" officeooo:rsid="0020e464" officeooo:paragraph-rsid="001e62e2"/>
    </style:style>
    <style:style style:name="P1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9a8cf" style:text-blinking="false" fo:background-color="transparent" style:font-size-asian="12pt" style:font-size-complex="12pt"/>
    </style:style>
    <style:style style:name="P19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0" style:family="paragraph" style:parent-style-name="Titulo">
      <style:text-properties fo:font-variant="normal" fo:text-transform="none"/>
    </style:style>
    <style:style style:name="P21" style:family="paragraph" style:parent-style-name="Standard">
      <style:text-properties fo:font-variant="normal" fo:text-transform="none" fo:color="#336633" loext:opacity="100%" style:font-name="Calibri" fo:font-size="24pt" fo:font-weight="normal" style:font-size-asian="24pt" style:font-weight-asian="normal" style:font-size-complex="24pt" style:font-weight-complex="normal"/>
    </style:style>
    <style:style style:name="P22" style:family="paragraph" style:parent-style-name="Text_20_body">
      <style:text-properties fo:color="#336633" loext:opacity="100%" fo:font-size="14pt" style:font-size-asian="14pt" style:font-size-complex="14pt"/>
    </style:style>
    <style:style style:name="P23" style:family="paragraph" style:parent-style-name="Text_20_body">
      <style:text-properties officeooo:paragraph-rsid="0026345a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26345a"/>
    </style:style>
    <style:style style:name="P25" style:family="paragraph" style:parent-style-name="Notas_20_Informativas">
      <style:text-properties officeooo:paragraph-rsid="0026345a"/>
    </style:style>
    <style:style style:name="P26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text-properties fo:text-transform="uppercase" fo:color="#336633" loext:opacity="100%" style:font-name="Calibri" fo:font-size="24pt" fo:font-weight="bold" style:font-size-asian="24pt" style:font-weight-asian="bold" style:font-size-complex="24pt" style:font-weight-complex="bold"/>
    </style:style>
    <style:style style:name="P28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9" style:family="paragraph" style:parent-style-name="Standard">
      <style:text-properties style:font-name="DejaVu Sans" fo:font-size="10pt" style:font-size-asian="10pt" style:font-size-complex="10pt"/>
    </style:style>
    <style:style style:name="P30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d56ba" loext:opacity="100%" style:text-position="0% 100%" style:font-name="Calibri" fo:font-size="12pt" officeooo:rsid="001816a6" officeooo:paragraph-rsid="001816a6" style:font-name-asian="Times-Roman" style:font-size-asian="12pt" style:font-name-complex="Times-Roman" style:font-size-complex="12pt"/>
    </style:style>
    <style:style style:name="P31" style:family="paragraph" style:parent-style-name="Heading_20_1">
      <style:text-properties officeooo:paragraph-rsid="0026345a"/>
    </style:style>
    <style:style style:name="P32" style:family="paragraph" style:parent-style-name="Standard" style:master-page-name="Standard">
      <style:paragraph-properties style:page-number="auto"/>
    </style:style>
    <style:style style:name="P3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aab8d" style:font-size-asian="12pt" style:font-size-complex="12pt"/>
    </style:style>
    <style:style style:name="P34" style:family="paragraph" style:parent-style-name="Standard">
      <style:text-properties style:font-name="Calibri" fo:font-size="12pt" officeooo:paragraph-rsid="002aab8d" style:font-size-asian="12pt" style:font-size-complex="12pt"/>
    </style:style>
    <style:style style:name="P35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aab8d" style:text-blinking="false" fo:background-color="transparent" style:font-size-asian="12pt" style:font-size-complex="12pt"/>
    </style:style>
    <style:style style:name="P3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aab8d"/>
    </style:style>
    <style:style style:name="P37" style:family="paragraph" style:parent-style-name="Standard" style:master-page-name="First_20_Page">
      <style:paragraph-properties style:page-number="auto"/>
      <style:text-properties officeooo:paragraph-rsid="002aab8d"/>
    </style:style>
    <style:style style:name="P38" style:family="paragraph" style:parent-style-name="Standard">
      <style:text-properties officeooo:paragraph-rsid="002aab8d"/>
    </style:style>
    <style:style style:name="P3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aab8d" style:font-size-asian="24pt" style:font-weight-asian="bold" style:font-size-complex="24pt" style:font-weight-complex="bold"/>
    </style:style>
    <style:style style:name="P40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aab8d" style:text-blinking="false" fo:background-color="transparent" loext:padding="0cm" loext:border="none"/>
    </style:style>
    <style:style style:name="P4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aab8d" style:text-blinking="false" fo:background-color="transparent" style:font-size-asian="12pt" style:font-size-complex="12pt"/>
    </style:style>
    <style:style style:name="P4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aab8d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aab8d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style:font-name="Calibri" fo:font-size="12pt" style:font-size-asian="12pt" style:font-size-complex="12pt"/>
    </style:style>
    <style:style style:name="T12" style:family="text">
      <style:text-properties style:font-name="Calibri" fo:font-size="12pt" officeooo:rsid="0019a8cf" style:font-size-asian="12pt" style:font-size-complex="12pt"/>
    </style:style>
    <style:style style:name="T13" style:family="text">
      <style:text-properties style:font-name="Calibri" fo:font-size="12pt" officeooo:rsid="001816a6" style:font-size-asian="12pt" style:font-size-complex="12pt"/>
    </style:style>
    <style:style style:name="T14" style:family="text">
      <style:text-properties officeooo:rsid="001685d5"/>
    </style:style>
    <style:style style:name="T15" style:family="text">
      <style:text-properties officeooo:rsid="001816a6"/>
    </style:style>
    <style:style style:name="T16" style:family="text">
      <style:text-properties fo:color="#3f5214" loext:opacity="100%" style:text-position="0% 100%" style:font-name-asian="Times-Roman" style:font-name-complex="Times-Roman"/>
    </style:style>
    <style:style style:name="T17" style:family="text">
      <style:text-properties fo:color="#3f5214" loext:opacity="100%" style:text-position="0% 100%" officeooo:rsid="0020e464" style:font-name-asian="Times-Roman" style:font-name-complex="Times-Roman"/>
    </style:style>
    <style:style style:name="T18" style:family="text">
      <style:text-properties fo:color="#000000" loext:opacity="100%" style:text-position="0% 100%" style:font-name-asian="Times-Roman" style:font-name-complex="Times-Roman"/>
    </style:style>
    <style:style style:name="T19" style:family="text">
      <style:text-properties fo:color="#000000" loext:opacity="100%" style:text-position="0% 100%" officeooo:rsid="00572f51" style:font-name-asian="Times-Roman" style:font-name-complex="Times-Roman"/>
    </style:style>
    <style:style style:name="T20" style:family="text">
      <style:text-properties fo:color="#000000" loext:opacity="100%" style:text-position="0% 100%" officeooo:rsid="001816a6" style:font-name-asian="Times-Roman" style:font-name-complex="Times-Roman"/>
    </style:style>
    <style:style style:name="T21" style:family="text">
      <style:text-properties fo:color="#000000" loext:opacity="100%" style:text-position="0% 100%" style:text-underline-style="solid" style:text-underline-width="auto" style:text-underline-color="font-color" fo:font-weight="bold" officeooo:rsid="001816a6" style:font-name-asian="Times-Roman" style:font-weight-asian="bold" style:font-name-complex="Times-Roman" style:font-weight-complex="bold"/>
    </style:style>
    <style:style style:name="T22" style:family="text">
      <style:text-properties fo:color="#000000" loext:opacity="100%" style:text-position="0% 100%" style:text-underline-style="none" fo:font-weight="bold" officeooo:rsid="001816a6" style:font-name-asian="Times-Roman" style:font-weight-asian="bold" style:font-name-complex="Times-Roman" style:font-weight-complex="bold"/>
    </style:style>
    <style:style style:name="T23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4" style:family="text">
      <style:text-properties fo:color="#f90000" loext:opacity="100%" style:text-position="0% 100%" style:font-name-asian="Times-Roman" style:font-name-complex="Times-Roman"/>
    </style:style>
    <style:style style:name="T25" style:family="text">
      <style:text-properties fo:color="#0d56ba" loext:opacity="100%" style:text-position="0% 100%" style:font-name-asian="Times-Roman" style:font-name-complex="Times-Roman"/>
    </style:style>
    <style:style style:name="T26" style:family="text">
      <style:text-properties fo:color="#0d56ba" loext:opacity="100%" style:text-position="0% 100%" officeooo:rsid="001816a6" style:font-name-asian="Times-Roman" style:font-name-complex="Times-Roman"/>
    </style:style>
    <style:style style:name="T27" style:family="text">
      <style:text-properties officeooo:rsid="00186480"/>
    </style:style>
    <style:style style:name="T28" style:family="text">
      <style:text-properties officeooo:rsid="0019a8cf"/>
    </style:style>
    <style:style style:name="T29" style:family="text">
      <style:text-properties officeooo:rsid="001c117b"/>
    </style:style>
    <style:style style:name="T30" style:family="text">
      <style:text-properties officeooo:rsid="0025de1f"/>
    </style:style>
    <style:style style:name="T31" style:family="text">
      <style:text-properties fo:color="#1155cc" loext:opacity="100%" style:text-underline-style="solid" style:text-underline-width="auto" style:text-underline-color="font-color"/>
    </style:style>
    <style:style style:name="T32" style:family="text">
      <style:text-properties officeooo:rsid="002332ea"/>
    </style:style>
    <style:style style:name="T33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2" text:name="NumeroTema"/>
        <text:user-field-decl office:value-type="string" office:string-value="Functional elements of a computer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26"/>
          <text:p text:style-name="P26"><text:user-field-get text:name="Modulo">Computer Systems</text:user-field-get></text:p>
          <text:p text:style-name="P26">CFGS DAW</text:p>
        </draw:text-box>
      </draw:frame>
      <text:p text:style-name="P37"/>
      <text:p text:style-name="P38"/>
      <text:p text:style-name="P38"/>
      <text:p text:style-name="P38"/>
      <text:p text:style-name="P39"><text:span text:style-name="T7">Computer Systems – </text:span><text:span text:style-name="T8">Activities 2</text:span><text:span text:style-name="T9"><text:line-break/></text:span><text:span text:style-name="T10">UD 02. </text:span><text:span text:style-name="T23"><text:user-field-get text:name="Tema">Functional elements of a computer</text:user-field-get></text:span></text:p>
      <text:p text:style-name="P40"><draw:frame draw:style-name="fr2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41"><text:s/>Sergio García / Alfredo Oltra</text:p>
      <text:p text:style-name="P35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31">s</text:span></text:a></text:p>
      <text:p text:style-name="P36"><text:a xlink:type="simple" xlink:href="mailto:alfredo.oltra@ceedcv.es" text:style-name="Internet_20_link" text:visited-style-name="Visited_20_Internet_20_Link"><text:span text:style-name="T11">alfredo.oltra</text:span></text:a><text:a xlink:type="simple" xlink:href="mailto:alfredo.oltra@ceedcv.es" text:style-name="Internet_20_link" text:visited-style-name="Visited_20_Internet_20_Link"><text:span text:style-name="T11">@</text:span></text:a><text:a xlink:type="simple" xlink:href="mailto:alfredo.oltra@ceedcv.es" text:style-name="Internet_20_link" text:visited-style-name="Visited_20_Internet_20_Link"><text:span text:style-name="T11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42">20<text:span text:style-name="T32">22</text:span>/20<text:span text:style-name="T33">2</text:span><text:span text:style-name="T32">3</text:span></text:p>
      <text:p text:style-name="P33"><text:tab/><text:tab/><text:tab/><text:tab/><text:tab/><text:tab/><text:tab/><text:tab/><text:tab/><text:tab/>Versión:<text:date style:data-style-name="N104" text:date-value="2022-06-01T11:43:44.516000063">220601</text:date>.<text:time style:data-style-name="N105" text:time-value="2022-06-01T11:43:44.516000063">1143</text:time></text:p>
      <text:p text:style-name="P34"/>
      <text:p text:style-name="P22">Licencia</text:p>
      <text:p text:style-name="Standard"/>
      <text:p text:style-name="P28"><draw:frame draw:style-name="fr3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oft-page-break/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9"/>
      <text:p text:style-name="P29"><text:s/></text:p>
      <text:p text:style-name="P22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P23"/>
      <text:p text:style-name="P25"><text:span text:style-name="T3"> </text:span>Importante</text:p>
      <text:p text:style-name="P24"/>
      <text:p text:style-name="P25"><text:span text:style-name="T3"> </text:span>Atención</text:p>
      <text:p text:style-name="P24"/>
      <text:p text:style-name="P25"><text:span text:style-name="T3"></text:span> <text:s/>Interesante</text:p>
      <text:h text:style-name="P31" text:outline-level="1" text:is-list-header="true"/>
      <text:p text:style-name="P32"/>
      <text:p text:style-name="Standard"/>
      <text:p text:style-name="Titulo">UD0<text:user-field-get text:name="NumeroTema">2</text:user-field-get>. <text:user-field-get text:name="Tema">Functional elements of a computer</text:user-field-get></text:p>
      <text:p text:style-name="P20">Activities-<text:span text:style-name="T28">2</text:span></text:p>
      <text:p text:style-name="Titulo"/>
      <text:p text:style-name="Text_20_body"><text:span text:style-name="T27">(</text:span>Exercise 1<text:span text:style-name="T27">) </text:span><text:span text:style-name="T13">We have a computer with this instruction set:</text:span></text:p>
      <text:p text:style-name="P4"/>
      <text:p text:style-name="P15"><text:span text:style-name="T15">Code</text:span><text:tab/>Instruction<text:tab/>Descrip<text:span text:style-name="T15">t</text:span>ion</text:p>
      <text:p text:style-name="P3"><text:span text:style-name="T16">ENT </text:span><text:span text:style-name="T18">M(m)<text:tab/><text:tab/><text:tab/></text:span><text:span text:style-name="T16">000</text:span><text:span text:style-name="T18">mmmmm<text:tab/><text:tab/></text:span><text:span text:style-name="T20">Read data from keyboard to memory.</text:span></text:p>
      <text:p text:style-name="P3"><text:span text:style-name="T16">SAL </text:span><text:span text:style-name="T18">M(m)<text:tab/><text:tab/><text:tab/></text:span><text:span text:style-name="T16">001</text:span><text:span text:style-name="T18">mmmmm<text:tab/><text:tab/></text:span><text:span text:style-name="T20">Show data on screen from memory.</text:span></text:p>
      <text:p text:style-name="P3"><text:span text:style-name="T16">CAR </text:span><text:span text:style-name="T18">R0, M(m)<text:tab/><text:tab/><text:tab/></text:span><text:span text:style-name="T16">010</text:span><text:span text:style-name="T18">mmmmm<text:tab/><text:tab/></text:span><text:span text:style-name="T20">Store content <text:s/>a memory address in <text:tab/><text:tab/><text:tab/><text:tab/><text:tab/><text:tab/><text:tab/><text:tab/><text:tab/>register R0.</text:span></text:p>
      <text:p text:style-name="P3"><text:span text:style-name="T16">ALM </text:span><text:span text:style-name="T18">M(m), R0 <text:tab/><text:tab/></text:span><text:span text:style-name="T16">011</text:span><text:span text:style-name="T18">mmmmm<text:tab/><text:tab/></text:span><text:span text:style-name="T20">Store content of R0 in a memory <text:tab/><text:tab/><text:tab/><text:tab/><text:tab/><text:tab/><text:tab/><text:tab/><text:tab/><text:tab/>address.</text:span></text:p>
      <text:p text:style-name="P3"><text:span text:style-name="T16">MOV </text:span><text:span text:style-name="T24">Rx</text:span><text:span text:style-name="T18">, </text:span><text:span text:style-name="T25">Ry<text:tab/><text:tab/><text:tab/></text:span><text:span text:style-name="T16">1000</text:span><text:span text:style-name="T24">xx</text:span><text:span text:style-name="T25">yy<text:tab/><text:tab/></text:span><text:span text:style-name="T19">Cop</text:span><text:span text:style-name="T20">y content of RY to RX </text:span><text:span text:style-name="T21">(X, Y are </text:span><text:span text:style-name="T22"><text:tab/><text:tab/><text:tab/><text:tab/><text:tab/><text:tab/><text:tab/><text:tab/><text:tab/></text:span><text:span text:style-name="T21">register numbers).</text:span><text:span text:style-name="T19"> </text:span></text:p>
      <text:p text:style-name="P3"><text:span text:style-name="T16">SUM </text:span><text:span text:style-name="T24">Rx</text:span><text:span text:style-name="T18">, </text:span><text:span text:style-name="T25">Ry<text:tab/><text:tab/><text:tab/></text:span><text:span text:style-name="T16">1001</text:span><text:span text:style-name="T24">xx</text:span><text:span text:style-name="T25">yy<text:tab/><text:tab/></text:span><text:span text:style-name="T26">Add</text:span><text:span text:style-name="T19"> RX+RY </text:span><text:span text:style-name="T20">and it is stored in RX.</text:span></text:p>
      <text:p text:style-name="P3"><text:span text:style-name="T16">RES </text:span><text:span text:style-name="T24">Rx</text:span><text:span text:style-name="T18">, </text:span><text:span text:style-name="T25">Ry <text:tab/><text:tab/><text:tab/></text:span><text:span text:style-name="T16">1010</text:span><text:span text:style-name="T24">xx</text:span><text:span text:style-name="T25">yy<text:tab/><text:tab/></text:span><text:span text:style-name="T26">Subtract</text:span><text:span text:style-name="T19"> RX-R</text:span><text:span text:style-name="T20">Y and it is stored in RX.</text:span></text:p>
      <text:p text:style-name="P3"><text:span text:style-name="T16">MUL </text:span><text:span text:style-name="T24">Rx</text:span><text:span text:style-name="T18">, </text:span><text:span text:style-name="T25">Ry <text:tab/><text:tab/><text:tab/></text:span><text:span text:style-name="T17">10</text:span><text:span text:style-name="T16">11</text:span><text:span text:style-name="T24">xx</text:span><text:span text:style-name="T25">yy<text:tab/><text:tab/></text:span><text:span text:style-name="T19">Multipl</text:span><text:span text:style-name="T20">y</text:span><text:span text:style-name="T19"> RX * RY </text:span><text:span text:style-name="T20">and it is stored in RX</text:span><text:span text:style-name="T19">.</text:span></text:p>
      <text:p text:style-name="P3"><text:span text:style-name="T16">DIV </text:span><text:span text:style-name="T24">Rx</text:span><text:span text:style-name="T18">,</text:span><text:span text:style-name="T25">Ry<text:tab/><text:tab/><text:tab/></text:span><text:span text:style-name="T16">1100</text:span><text:span text:style-name="T24">xx</text:span><text:span text:style-name="T25">yy<text:tab/><text:tab/></text:span><text:span text:style-name="T19">Divide RX / RY </text:span><text:span text:style-name="T20">and it is stored in RX.</text:span><text:span text:style-name="T18"><text:tab/></text:span></text:p>
      <text:p text:style-name="P30"/>
      <text:p text:style-name="P5"/>
      <text:p text:style-name="P6">Following the instruction sequence:</text:p>
      <text:p text:style-name="P12">00001011(A)<text:tab/>00001100(B) 00010001(C) 00011100(D) 01001011 10000100 01011100 10001100 01010001 10001000 10111110 10101101 01001100 10001000 10011110 01010001 10001000 11001110 <text:tab/>10000011 <text:tab/>01101101 <text:tab/>00101101</text:p>
      <text:p text:style-name="P16"/>
      <text:p text:style-name="P7">Where A, B, C, D represents the input using the keyboard and their values are:</text:p>
      <text:p text:style-name="P8"><text:tab/>A=1</text:p>
      <text:p text:style-name="P8"><text:tab/>B=2</text:p>
      <text:p text:style-name="P8"><text:tab/>C=3</text:p>
      <text:p text:style-name="P8"><text:tab/>D=4</text:p>
      <text:p text:style-name="P8"/>
      <text:p text:style-name="P8">a) <text:span text:style-name="T29">What</text:span> is the formula associated to A, B, C, D?</text:p>
      <text:p text:style-name="P9">b) <text:span text:style-name="T29">What</text:span> is the result shown on screen?</text:p>
      <text:p text:style-name="P9">c) <text:span text:style-name="T29">What</text:span> is the state of memory?</text:p>
      <text:p text:style-name="P8">d) If Program Counter (PC) initial value was 258… Which is it actual value?</text:p>
      <text:p text:style-name="P8">e) How many registers of general purpose (RX) has our architecture?</text:p>
      <text:p text:style-name="P8"/>
      <text:p text:style-name="P13">Share your solution and your doubts in the forum!!! If a classmate has problems with it, try to help hi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officeooo:rsid="001816a6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2" text:name="NumeroTema"/>
          <text:user-field-decl office:value-type="string" office:string-value="Functional elements of a computer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2</text:user-field-get></text:span><text:span text:style-name="MT1">. </text:span><text:span text:style-name="MT1"><text:user-field-get text:name="Tema">Functional elements of a computer</text:user-field-get></text:span></text:p>
      </style:header>
      <style:footer>
        <text:user-field-decls>
          <text:user-field-decl office:value-type="string" office:string-value="2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2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3H57M20S</meta:editing-duration>
    <meta:editing-cycles>25</meta:editing-cycles>
    <meta:generator>LibreOffice/7.3.2.2$Windows_X86_64 LibreOffice_project/49f2b1bff42cfccbd8f788c8dc32c1c309559be0</meta:generator>
    <dc:title>Plantilla CEED</dc:title>
    <meta:initial-creator>Alfredo Oltra Orengo</meta:initial-creator>
    <dc:date>2022-06-01T11:43:44.353000000</dc:date>
    <meta:print-date>2016-10-06T08:32:58.252000000</meta:print-date>
    <meta:document-statistic meta:table-count="0" meta:image-count="2" meta:object-count="0" meta:page-count="4" meta:paragraph-count="46" meta:word-count="354" meta:character-count="2214" meta:non-whitespace-character-count="1817"/>
  </office:meta>
</office:document-meta>
</file>